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solid" draw:fill-color="#d70060"/>
    </style:style>
    <style:style style:name="gr2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d70060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fo:color="#000000" style:font-name="Helvetica Neue1" fo:font-size="3.7000000476837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611cm" svg:height="2.611cm" svg:x="-0.131cm" svg:y="0.261cm" svg:viewBox="0 0 2612 2612" svg:d="M1306 0c-721 0-1306 585-1306 1306 0 722 585 1306 1306 1306 722 0 1306-584 1306-1306 0-721-584-1306-1306-1306zM1448 2140c0 26-22 48-48 48h-202c-26 0-48-22-48-48v-182c0-26 22-48 48-48h202c26 0 48 22 48 48zM1836 1086c-12 40-28 75-48 105-20 29-42 56-68 79-25 23-51 46-76 68-31 26-59 50-84 74-26 24-48 51-67 80-19 30-34 65-44 104-7 26-11 56-14 88-4 47-30 58-51 58s-158 0-158 0c-28 0-51-23-50-51 0 0 2-78 9-127 8-48 19-91 35-128 16-36 36-69 59-97s50-55 82-82c26-23 50-43 73-62 23-20 44-41 62-64 19-23 33-49 44-78 10-28 15-63 15-102 0-48-8-89-25-124-17-34-37-62-61-82-24-21-50-36-77-46-27-9-51-14-71-14-99 0-172 32-219 97-37 50-57 115-68 192-8 55-40 67-59 67-20 0-165 0-165 0-28 0-50-23-48-51 0 0 9-116 36-188 26-72 64-133 115-184 50-51 110-91 181-119 71-27 151-41 239-41 73 0 141 10 204 32 63 21 118 53 165 93 47 41 84 92 111 152 28 61 41 129 41 206 0 56-6 104-18 145z">
          <text:p/>
        </draw:path>
        <draw:frame draw:style-name="gr2" draw:text-style-name="P3" draw:layer="layout" svg:width="1.391cm" svg:height="0.15cm" svg:x="-0.131cm" svg:y="3.245cm">
          <draw:text-box>
            <text:p text:style-name="P2"><text:span text:style-name="T1">Created by Juan Garces</text:span></text:p>
          </draw:text-box>
        </draw:frame>
        <draw:frame draw:style-name="gr2" draw:text-style-name="P3" draw:layer="layout" svg:width="1.259cm" svg:height="0.15cm" svg:x="-0.131cm" svg:y="3.375cm">
          <draw:text-box>
            <text:p text:style-name="P2"><text:span text:style-name="T1">from the Noun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6T19:08:00.745000000</dc:date>
    <meta:editing-duration>PT6H42M11S</meta:editing-duration>
    <meta:editing-cycles>1</meta:editing-cycles>
    <meta:document-statistic meta:object-count="3"/>
    <meta:generator>LibreOffice/4.4.1.2$Windows_x86 LibreOffice_project/45e2de17089c24a1fa810c8f975a7171ba4cd432</meta:generator>
  </office:meta>
</office:document-meta>
</file>